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weight="bold" officeooo:rsid="00047f30" officeooo:paragraph-rsid="00047f30" style:font-weight-asian="bold" style:font-weight-complex="bold"/>
    </style:style>
    <style:style style:name="P2" style:family="paragraph" style:parent-style-name="Standard">
      <style:text-properties style:font-name="Arial" fo:font-weight="normal" officeooo:rsid="00061c0d" officeooo:paragraph-rsid="000687e9" style:font-weight-asian="normal" style:font-weight-complex="normal"/>
    </style:style>
    <style:style style:name="P3" style:family="paragraph" style:parent-style-name="Standard">
      <style:text-properties style:font-name="Arial" fo:font-weight="normal" officeooo:rsid="000687e9" officeooo:paragraph-rsid="000687e9" style:font-weight-asian="normal" style:font-weight-complex="normal"/>
    </style:style>
    <style:style style:name="P4" style:family="paragraph" style:parent-style-name="Standard" style:list-style-name="L1">
      <style:text-properties style:font-name="Arial" fo:font-weight="normal" officeooo:rsid="000687e9" officeooo:paragraph-rsid="000687e9" style:font-weight-asian="normal" style:font-weight-complex="normal"/>
    </style:style>
    <style:style style:name="P5" style:family="paragraph" style:parent-style-name="Standard" style:list-style-name="L1">
      <style:text-properties style:font-name="Arial" fo:font-weight="normal" officeooo:rsid="00073b0f" officeooo:paragraph-rsid="00073b0f" style:font-weight-asian="normal" style:font-weight-complex="normal"/>
    </style:style>
    <style:style style:name="T1" style:family="text">
      <style:text-properties officeooo:rsid="000687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ncisco Samael Martínez Contreras</text:p>
      <text:p text:style-name="P1"/>
      <text:p text:style-name="P2">Usar un sistema operativo basado en Linux es algo fantástico, pues simplifica muchísimas tareas que en Windows suelen ser complicadas, lo malo es que si no lo usan todos terminas por tener problemas de compatibilidad con el código de tus compañeros <text:span text:style-name="T1">porque en su equipo no funciona como en el tuyo. </text:span></text:p>
      <text:p text:style-name="P2"/>
      <text:p text:style-name="P2"><text:span text:style-name="T1">Dicho esto, ésta problemática me impulsó a investigar y aprender muchas más cosas acerca de mi sistema y las maneras de trabajo en conjunto, comencé por utilizar un sistema de control de versiones para evitar cosas como tener múltiples archivos “main.cpp” y poder regresar a versiones anteriores en caso de que algo saliera de manera inesperada o quisiera probar cosas sin afectar al programa principal, para esto use Git como sistema de control de versiones y GitHub como repositorio remoto.</text:span></text:p>
      <text:p text:style-name="P2"/>
      <text:p text:style-name="P3">Resumiendo esto, lo que puedo concluir es:</text:p>
      <text:p text:style-name="P3"/>
      <text:list xml:id="list3235319851" text:style-name="L1">
        <text:list-item>
          <text:p text:style-name="P4">Un problema puede convertirse en conocimiento con el enfoque adecuado</text:p>
        </text:list-item>
        <text:list-item>
          <text:p text:style-name="P4">La organización es clave en el desarrollo</text:p>
        </text:list-item>
        <text:list-item>
          <text:p text:style-name="P5">La documentación no se limita a lo aprendido en clas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4T14:28:32.273128580</meta:creation-date>
    <dc:date>2020-07-09T13:14:24.682893063</dc:date>
    <meta:editing-duration>PT18M42S</meta:editing-duration>
    <meta:editing-cycles>6</meta:editing-cycles>
    <meta:generator>LibreOffice/6.4.4.2$Linux_X86_64 LibreOffice_project/40$Build-2</meta:generator>
    <meta:document-statistic meta:table-count="0" meta:image-count="0" meta:object-count="0" meta:page-count="1" meta:paragraph-count="7" meta:word-count="172" meta:character-count="1033" meta:non-whitespace-character-count="870"/>
  </office:meta>
</office:document-meta>
</file>